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table:style-name="Default"/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star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fast_frostb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rostb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rostball_chill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int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1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blizzard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_regen</text:p>
          </table:table-cell>
          <table:table-cell table:number-columns-repeated="2"/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dal_wave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hirlpool</text:p>
          </table:table-cell>
          <table:table-cell table:number-columns-repeated="3"/>
          <table:table-cell office:value-type="string" calcext:value-type="string">
            <text:p>water_weapon_damage</text:p>
          </table:table-cell>
          <table:table-cell table:number-columns-repeated="1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heart_of_magi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rt_of_chill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illing_tid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urning_currents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1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water_resi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ashing_rocks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water_resist</text:p>
          </table:table-cell>
          <table:table-cell/>
          <table:table-cell office:value-type="string" calcext:value-type="string">
            <text:p>water_resist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health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table:number-columns-repeated="3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flower_of_ice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ice_flower_dmg</text:p>
          </table:table-cell>
          <table:table-cell table:number-columns-repeated="3"/>
          <table:table-cell office:value-type="string" calcext:value-type="string">
            <text:p>ice_flower_restore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19"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mana_regen</text:p>
          </table:table-cell>
          <table:table-cell table:number-columns-repeated="6"/>
          <table:table-cell table:number-columns-repeated="20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26"/>
          <table:table-cell table:number-columns-repeated="3" office:value-type="string" calcext:value-type="string">
            <text:p>O</text:p>
          </table:table-cell>
          <table:table-cell table:number-columns-repeated="995"/>
        </table:table-row>
        <table:table-row table:style-name="ro1">
          <table:table-cell table:number-columns-repeated="27"/>
          <table:table-cell office:value-type="string" calcext:value-type="string">
            <text:p>passive_ocean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95"/>
        </table:table-row>
        <table:table-row table:style-name="ro1">
          <table:table-cell table:number-columns-repeated="25"/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spell_water_damage</text:p>
          </table:table-cell>
          <table:table-cell table:number-columns-repeated="99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1:11:57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01T11:12:04.923000000</dc:date>
    <meta:editing-duration>PT25M21S</meta:editing-duration>
    <meta:editing-cycles>17</meta:editing-cycles>
    <meta:generator>Trio_Office/6.2.8.2$Windows_x86 LibreOffice_project/</meta:generator>
    <meta:document-statistic meta:table-count="1" meta:cell-count="305" meta:object-count="0"/>
  </office:meta>
</office:document-meta>
</file>